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A00000129FC1C5B40.png" manifest:media-type="image/png"/>
  <manifest:file-entry manifest:full-path="Pictures/100002010000017A00000129DAD994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601cm" svg:height="9.9cm" draw:transform="rotate (1.5707963267949) translate (1cm 28.101cm)">
          <draw:image xlink:href="Pictures/100002010000017A00000129DAD99421.png" xlink:type="simple" xlink:show="embed" xlink:actuate="onLoad">
            <text:p/>
          </draw:image>
        </draw:frame>
        <draw:frame draw:style-name="gr1" draw:text-style-name="P1" draw:layer="layout" svg:width="12.6cm" svg:height="9.9cm" draw:transform="rotate (1.5707963267949) translate (1cm 14.3cm)">
          <draw:image xlink:href="Pictures/100002010000017A00000129FC1C5B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sh </meta:initial-creator>
    <meta:creation-date>2016-04-15T16:34:25.361879690</meta:creation-date>
    <dc:date>2016-04-15T16:42:03.558692990</dc:date>
    <dc:creator>ash </dc:creator>
    <meta:editing-duration>P0D</meta:editing-duration>
    <meta:editing-cycles>1</meta:editing-cycles>
    <meta:document-statistic meta:object-count="2"/>
    <meta:generator>LibreOffice/4.2.8.2$Linux_X86_64 LibreOffice_project/420m0$Build-2</meta:generator>
  </office:meta>
</office:document-meta>
</file>